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ff" draw:textarea-horizontal-align="justify" draw:textarea-vertical-align="middle" draw:auto-grow-height="false" fo:min-height="6.05cm" fo:min-width="4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6.95cm" fo:min-width="4.496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7.65cm" fo:min-width="5.4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6.65cm" fo:min-width="4.3cm"/>
    </style:style>
    <style:style style:name="gr5" style:family="graphic" style:parent-style-name="standard">
      <style:graphic-properties svg:stroke-width="0.106cm" svg:stroke-color="#00ffff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ffff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ff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8cm" svg:height="6.3cm" svg:x="2.7cm" svg:y="14.4cm">
          <text:p text:style-name="P1">User</text:p>
          <text:p text:style-name="P1"/>
          <text:p text:style-name="P1"><text:span text:style-name="T1">id_user</text:span></text:p>
          <text:p text:style-name="P1"># id_ligue</text:p>
          <text:p text:style-name="P1"># id_usertype</text:p>
          <text:p text:style-name="P1">Pseudo</text:p>
          <text:p text:style-name="P1">Mdp</text:p>
          <text:p text:style-name="P1">Mai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96cm" svg:height="7.2cm" svg:x="2.6cm" svg:y="2.2cm">
          <text:p text:style-name="P1">Usertype</text:p>
          <text:p text:style-name="P1"/>
          <text:p text:style-name="P1"><text:span text:style-name="T1">id_usertype</text:span></text:p>
          <text:p text:style-name="P1">lib_usertype</text:p>
          <text:p text:style-name="P1">Description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xml:id="id3" draw:id="id3" draw:layer="layout" svg:width="5.9cm" svg:height="7.9cm" svg:x="13.3cm" svg:y="1.9cm">
          <text:p text:style-name="P1">Faq</text:p>
          <text:p text:style-name="P1"/>
          <text:p text:style-name="P1"><text:span text:style-name="T1">id_faq</text:span></text:p>
          <text:p text:style-name="P1"># id_user</text:p>
          <text:p text:style-name="P1">Question</text:p>
          <text:p text:style-name="P1">Reponse</text:p>
          <text:p text:style-name="P1">dat_question</text:p>
          <text:p text:style-name="P1">dat_repons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8cm" svg:height="6.9cm" svg:x="12.3cm" svg:y="20.8cm">
          <text:p text:style-name="P1">Ligue</text:p>
          <text:p text:style-name="P1"/>
          <text:p text:style-name="P1"><text:span text:style-name="T1">id_ligue</text:span></text:p>
          <text:p text:style-name="P1">lib_ligu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098cm" svg:y1="9.4cm" svg:x2="5.1cm" svg:y2="14.4cm" draw:start-shape="id1" draw:start-glue-point="2" draw:end-shape="id2" draw:end-glue-point="0" svg:d="M5098 9400v2500h2v2500" svg:viewBox="0 0 3 5001">
          <text:p/>
        </draw:connector>
        <draw:connector draw:style-name="gr6" draw:text-style-name="P1" draw:layer="layout" svg:x1="7.5cm" svg:y1="17.55cm" svg:x2="16.25cm" svg:y2="9.8cm" draw:start-shape="id2" draw:start-glue-point="1" draw:end-shape="id3" draw:end-glue-point="2" svg:d="M7500 17550h8750v-7750" svg:viewBox="0 0 8751 7751">
          <text:p/>
        </draw:connector>
        <draw:connector draw:style-name="gr5" draw:text-style-name="P1" draw:layer="layout" svg:x1="12.3cm" svg:y1="24.25cm" svg:x2="5.1cm" svg:y2="20.7cm" draw:start-shape="id4" draw:start-glue-point="3" draw:end-shape="id2" draw:end-glue-point="2" svg:d="M12300 24250h-7200v-3550" svg:viewBox="0 0 7201 3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09:32:08.231000000</meta:creation-date>
    <dc:date>2019-01-10T09:50:23.400000000</dc:date>
    <meta:editing-duration>PT8M5S</meta:editing-duration>
    <meta:editing-cycles>1</meta:editing-cycles>
    <meta:document-statistic meta:object-count="7"/>
    <meta:generator>LibreOffice/5.4.7.2$Windows_X86_64 LibreOffice_project/c838ef25c16710f8838b1faec480ebba495259d0</meta:generator>
  </office:meta>
</office:document-meta>
</file>